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f8b7" officeooo:paragraph-rsid="001ff8b7"/>
    </style:style>
    <style:style style:name="T1" style:family="text">
      <style:text-properties officeooo:rsid="0020b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webcam - apt update → apt install -<text:span text:style-name="T1">y </text:span>fswebcam</text:p>
      <text:p text:style-name="P1"/>
      <text:p text:style-name="P1">Flask - pip3 install fl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2:58:23.505936370</meta:creation-date>
    <dc:date>2022-03-03T17:16:42.416033753</dc:date>
    <meta:editing-duration>PT2H47M32S</meta:editing-duration>
    <meta:editing-cycles>11</meta:editing-cycles>
    <meta:generator>LibreOffice/6.0.7.3$Linux_AARCH64 LibreOffice_project/00m0$Build-3</meta:generator>
    <meta:document-statistic meta:table-count="0" meta:image-count="0" meta:object-count="0" meta:page-count="1" meta:paragraph-count="2" meta:word-count="14" meta:character-count="73" meta:non-whitespace-character-count="61"/>
  </office:meta>
</office:document-meta>
</file>